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Tahoma1" svg:font-family="Tahoma"/>
    <style:font-face style:name="Consolas" svg:font-family="Consolas"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onsolas" fo:font-size="20pt" style:text-underline-style="solid" style:text-underline-width="auto" style:text-underline-color="font-color" fo:font-weight="normal" officeooo:rsid="00170148" officeooo:paragraph-rsid="00170148" style:font-size-asian="20pt" style:font-weight-asian="normal" style:font-size-complex="20pt" style:font-weight-complex="normal"/>
    </style:style>
    <style:style style:name="P2" style:family="paragraph" style:parent-style-name="Standard">
      <style:paragraph-properties fo:text-align="start" style:justify-single-word="false"/>
      <style:text-properties style:font-name="Consolas" fo:font-size="14pt" style:text-underline-style="none" fo:font-weight="normal" officeooo:rsid="00170148" officeooo:paragraph-rsid="00170148"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style:font-name="Consolas" fo:font-size="14pt" style:text-underline-style="none" fo:font-weight="normal" officeooo:rsid="00187d28" officeooo:paragraph-rsid="00187d28"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style:font-name="Consolas" fo:font-size="14pt" style:text-underline-style="none" officeooo:rsid="00187d28" officeooo:paragraph-rsid="00187d28" style:font-size-asian="12.25pt" style:font-size-complex="14pt"/>
    </style:style>
    <style:style style:name="P5" style:family="paragraph" style:parent-style-name="Standard">
      <style:paragraph-properties fo:text-align="start" style:justify-single-word="false"/>
      <style:text-properties style:font-name="Consolas" officeooo:paragraph-rsid="00187d28"/>
    </style:style>
    <style:style style:name="P6" style:family="paragraph" style:parent-style-name="Standard">
      <style:paragraph-properties fo:text-align="start" style:justify-single-word="false"/>
      <style:text-properties style:font-name="Consolas" officeooo:rsid="00187d28" officeooo:paragraph-rsid="00187d28"/>
    </style:style>
    <style:style style:name="P7" style:family="paragraph" style:parent-style-name="Standard">
      <style:paragraph-properties fo:text-align="end" style:justify-single-word="false"/>
      <style:text-properties style:font-name="Consolas" fo:font-size="10pt" style:text-underline-style="none" fo:font-weight="normal" officeooo:rsid="0019b205" officeooo:paragraph-rsid="0019b205" style:font-size-asian="8.75pt" style:font-weight-asian="normal" style:font-size-complex="10pt" style:font-weight-complex="normal"/>
    </style:style>
    <style:style style:name="P8" style:family="paragraph" style:parent-style-name="Standard">
      <style:paragraph-properties fo:text-align="start" style:justify-single-word="false"/>
      <style:text-properties officeooo:paragraph-rsid="001c95f2"/>
    </style:style>
    <style:style style:name="P9" style:family="paragraph" style:parent-style-name="Standard">
      <style:paragraph-properties fo:text-align="start" style:justify-single-word="false"/>
      <style:text-properties style:font-name="Consolas" fo:font-size="16pt" style:text-underline-style="solid" style:text-underline-width="auto" style:text-underline-color="font-color" fo:font-weight="normal" officeooo:rsid="00170148" officeooo:paragraph-rsid="00170148"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Consolas" fo:font-size="14pt" style:text-underline-style="none" fo:font-weight="normal" officeooo:rsid="00187d28" officeooo:paragraph-rsid="00187d28"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style:font-name="Consolas" fo:font-size="14pt" style:text-underline-style="none" fo:font-weight="normal" officeooo:rsid="001dfb88" officeooo:paragraph-rsid="001dfb88"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style:use-window-font-color="true" style:font-name="Consolas" fo:font-size="16pt" style:text-underline-style="solid" style:text-underline-width="auto" style:text-underline-color="font-color" officeooo:rsid="00187d28" officeooo:paragraph-rsid="00187d28" style:font-size-asian="14pt" style:font-size-complex="16pt"/>
    </style:style>
    <style:style style:name="P13" style:family="paragraph" style:parent-style-name="Standard">
      <style:paragraph-properties fo:text-align="start" style:justify-single-word="false"/>
      <style:text-properties style:use-window-font-color="true" style:font-name="Consolas" fo:font-size="14pt" style:text-underline-style="none" officeooo:rsid="00187d28" officeooo:paragraph-rsid="00187d28" style:font-size-asian="12.25pt" style:font-size-complex="14pt"/>
    </style:style>
    <style:style style:name="P14" style:family="paragraph" style:parent-style-name="Standard">
      <style:paragraph-properties fo:text-align="start" style:justify-single-word="false"/>
      <style:text-properties style:use-window-font-color="true" style:font-name="Consolas" fo:font-size="14pt" style:text-underline-style="none" officeooo:rsid="001c95f2" officeooo:paragraph-rsid="001c95f2" style:font-size-asian="12.25pt" style:font-size-complex="14pt"/>
    </style:style>
    <style:style style:name="T1" style:family="text">
      <style:text-properties fo:font-size="16pt" style:text-underline-style="solid" style:text-underline-width="auto" style:text-underline-color="font-color" style:font-size-asian="16pt" style:font-size-complex="16pt"/>
    </style:style>
    <style:style style:name="T2" style:family="text">
      <style:text-properties officeooo:rsid="00187d28"/>
    </style:style>
    <style:style style:name="T3" style:family="text">
      <style:text-properties fo:color="#6a8759" style:font-name="Courier New"/>
    </style:style>
    <style:style style:name="T4" style:family="text">
      <style:text-properties fo:color="#a9b7c6" style:font-name="Courier New"/>
    </style:style>
    <style:style style:name="T5" style:family="text">
      <style:text-properties fo:font-size="14pt" style:text-underline-style="none" fo:font-weight="normal" officeooo:rsid="00187d28" style:font-size-asian="12.25pt" style:font-weight-asian="normal" style:font-size-complex="14pt" style:font-weight-complex="normal"/>
    </style:style>
    <style:style style:name="T6" style:family="text">
      <style:text-properties style:use-window-font-color="true"/>
    </style:style>
    <style:style style:name="T7" style:family="text">
      <style:text-properties style:use-window-font-color="true" style:font-name="Consolas" fo:font-size="14pt" officeooo:rsid="00187d28" style:font-size-asian="12.25pt" style:font-size-complex="14pt"/>
    </style:style>
    <style:style style:name="T8" style:family="text">
      <style:text-properties style:use-window-font-color="true" style:font-name="Consolas" fo:font-size="14pt" officeooo:rsid="001c95f2" style:font-size-asian="12.25pt" style:font-size-complex="14pt"/>
    </style:style>
    <style:style style:name="T9" style:family="text">
      <style:text-properties style:use-window-font-color="true" fo:font-size="14pt" style:font-size-asian="12.25pt" style:font-size-complex="14pt"/>
    </style:style>
    <style:style style:name="T10" style:family="text">
      <style:text-properties style:use-window-font-color="true" fo:font-size="14pt" officeooo:rsid="00187d28" style:font-size-asian="12.25pt" style:font-size-complex="14pt"/>
    </style:style>
    <style:style style:name="T11" style:family="text">
      <style:text-properties style:use-window-font-color="true" fo:font-size="16pt" style:text-underline-style="solid" style:text-underline-width="auto" style:text-underline-color="font-color" style:font-size-asian="14pt" style:font-size-complex="16pt"/>
    </style:style>
    <style:style style:name="T12" style:family="text">
      <style:text-properties officeooo:rsid="0019b205"/>
    </style:style>
    <style:style style:name="T13" style:family="text">
      <style:text-properties fo:language="zxx" fo:country="none" style:language-asian="zxx" style:country-asian="none" style:language-complex="zxx" style:country-complex="none"/>
    </style:style>
    <style:style style:name="T14" style:family="text">
      <style:text-properties fo:language="zxx" fo:country="none" officeooo:rsid="001b5fde" style:language-asian="zxx" style:country-asian="none" style:language-complex="zxx" style:country-complex="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onstant Théo</text:p>
      <text:p text:style-name="P7">Courtin Kévyn</text:p>
      <text:p text:style-name="P7">1G4</text:p>
      <text:p text:style-name="P1">Manuel d'utilisation</text:p>
      <text:p text:style-name="P1"/>
      <text:p text:style-name="P2">• <text:span text:style-name="T1">Dossiers / Fichiers :</text:span></text:p>
      <text:p text:style-name="P9"/>
      <text:p text:style-name="P2">- Le dossier ".idea" e<text:span text:style-name="T13">t "_pycache_" ne sont pas à regarder</text:span></text:p>
      <text:p text:style-name="P2"><text:span text:style-name="T13">- Le dossier "info" comporte un s</text:span><text:span text:style-name="T14">ch</text:span><text:span text:style-name="T13">éma de not</text:span>re projet qu'on a fait au début, et des infos sur la deadline pour nous</text:p>
      <text:p text:style-name="P2">- Le dossier "rsrc" comporte toutes les ressources nécéssaires au bon fonctionnement du programme, il y a un dossier "Class" <text:span text:style-name="T12">qui contient la class "Card"</text:span>, un fichier .ico pour le logo, et un fichier .txt avec toutes les questions et réponses utilisés</text:p>
      <text:p text:style-name="P2">- Le fichier "Main.py" est le programme en lui même</text:p>
      <text:p text:style-name="P2"/>
      <text:p text:style-name="P2">• <text:span text:style-name="T1">Fonctionnement du programme :</text:span></text:p>
      <text:p text:style-name="P9"/>
      <text:p text:style-name="P2">Ce programme à été fait en python 3.8 mais est fonctionnel <text:span text:style-name="T2">en python</text:span> 3.7 <text:span text:style-name="T2">aussi.</text:span></text:p>
      <text:p text:style-name="P3">Vous devez juste run le programme pour qu'il marche et 2 fenêtres souvrent, le terminal et l'application (si votre ide à un terminal intégré comme PyCharm, ça n'ouvrira que l'application).</text:p>
      <text:p text:style-name="P11">Le fichier "question_reponse.txt" contient toutes les questions et les réponses. Dans une ligne impair, il y a la question, et dans la ligne suivante qui est pair, il y a ça réponse.</text:p>
      <text:p text:style-name="P5"><text:span text:style-name="T5">Si jamais il y a une erreur et que ça indique que c'est à cause du logo, veuillez supprimer ou mettre en commentaire, la ligne "</text:span><text:span text:style-name="T4">window.iconbitmap(</text:span><text:span text:style-name="T3">"rsrc/logo.ico"</text:span><text:span text:style-name="T4">)</text:span><text:span text:style-name="T9">"</text:span><text:span text:style-name="T10"> à la ligne 250 normalement.</text:span></text:p>
      <text:p text:style-name="P8"><text:span text:style-name="T7">V</text:span><text:span text:style-name="T8">oici une documentation sur le module Tkinter si besoin : </text:span><text:a xlink:type="simple" xlink:href="https://python.doctor/page-tkinter-interface-graphique-python-tutoriel" text:style-name="Internet_20_link" text:visited-style-name="Visited_20_Internet_20_Link">https://python.doctor/page-tkinter-interface-graphique-python-tutoriel</text:a><text:span text:style-name="T9"> </text:span></text:p>
      <text:p text:style-name="P5"/>
      <text:p text:style-name="P6"><text:span text:style-name="T9">• </text:span><text:span text:style-name="T11">Fonctionnement de l'application :</text:span></text:p>
      <text:p text:style-name="P12"/>
      <text:p text:style-name="P13">Sur la gauche de la fenêtre, se trouve la carte avec sa question qu'on peut retourner pour voir la réponse grâce au bouton juste en dessous, ce bouton se désactive juste après avoir cliquer dessus.</text:p>
      <text:p text:style-name="P4"><text:span text:style-name="T6">Sur la droite de la fenêtre, se trouve le numéro de la question sur le nombre total de question, le numéro de la </text:span><text:soft-page-break/><text:span text:style-name="T6">série, et en dessous, après avoir cliquer sur "retourner la carte", on peut accéder aux 3 autres boutons à droites qui étaient désactivées, et on va pouvoir dire si on le savais ou non. Un fois avoir donner sont avis, les boutons se désactivent, une nouvelle question apparaît, et le boutton pour retourner la carte se réactive.</text:span></text:p>
      <text:p text:style-name="P13">Lors de la 1ère série, toutes les cartes sont en blancs car la "difficulté" n'est pas encore défini et les questions sont aléatoires. Mais, lors des prochaines séries, après les avoirs définis, la question à un code couleur qui est similaire à ceux des boutons. Le rouge indique que la question, lors de la série précédente, n'était pas su, le orange indique qu'elle était su, et le vert indique que c'était trop facile. Aussi, il y a 60% de chance que la question tirée soit rouge, 30% qu'elle soit orange et 10% qu'elle soit vert.</text:p>
      <text:p text:style-name="P13">Quand le programme détecte que vous tout est trop facile pour vous, alors tous se désactive et un gentil message vient vous dire que vous savez tout.</text:p>
      <text:p text:style-name="P13"/>
      <text:p text:style-name="P14">Pour plus d'information sur le code, vous pouvez regarder le fichier "Main.py" (et aussi les ressources qui va avec comme "Card.py" dans le dossier "Class"). J'ai essayé de commenter un maximum sur la partir backend du programme.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Tahoma1" svg:font-family="Tahoma"/>
    <style:font-face style:name="Consolas" svg:font-family="Consolas"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M11S</meta:editing-duration>
    <meta:editing-cycles>6</meta:editing-cycles>
    <meta:generator>LibreOffice/5.3.7.2$Windows_X86_64 LibreOffice_project/6b8ed514a9f8b44d37a1b96673cbbdd077e24059</meta:generator>
    <dc:date>2020-05-15T14:40:39.157000000</dc:date>
    <meta:document-statistic meta:table-count="0" meta:image-count="0" meta:object-count="0" meta:page-count="2" meta:paragraph-count="21" meta:word-count="501" meta:character-count="2931" meta:non-whitespace-character-count="2449"/>
    <meta:user-defined meta:name="Info 1"/>
    <meta:user-defined meta:name="Info 2"/>
    <meta:user-defined meta:name="Info 3"/>
    <meta:user-defined meta:name="Info 4"/>
  </office:meta>
</office:document-meta>
</file>